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臺南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62560" calcext:value-type="float">
            <text:p>262,560</text:p>
          </table:table-cell>
          <table:table-cell table:style-name="ce3" office:value-type="float" office:value="570811" calcext:value-type="float">
            <text:p>570,811</text:p>
          </table:table-cell>
          <table:table-cell table:style-name="ce3" office:value-type="float" office:value="286867" calcext:value-type="float">
            <text:p>286,867</text:p>
          </table:table-cell>
          <table:table-cell table:style-name="ce3" office:value-type="float" office:value="1120238" calcext:value-type="float">
            <text:p>1,120,238</text:p>
          </table:table-cell>
          <table:table-cell table:style-name="ce3" office:value-type="float" office:value="7977" calcext:value-type="float">
            <text:p>7,977</text:p>
          </table:table-cell>
          <table:table-cell table:style-name="ce3" office:value-type="float" office:value="1128215" calcext:value-type="float">
            <text:p>1,128,2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8232" calcext:value-type="float">
            <text:p>1,128,232</text:p>
          </table:table-cell>
          <table:table-cell table:style-name="ce3" office:value-type="float" office:value="439200" calcext:value-type="float">
            <text:p>439,200</text:p>
          </table:table-cell>
          <table:table-cell table:style-name="ce3" office:value-type="float" office:value="1567432" calcext:value-type="float">
            <text:p>1,567,432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後壁區</text:p>
          </table:table-cell>
          <table:table-cell table:style-name="ce2"/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7449" calcext:value-type="float">
            <text:p>7,449</text:p>
          </table:table-cell>
          <table:table-cell table:style-name="ce3" office:value-type="float" office:value="3180" calcext:value-type="float">
            <text:p>3,180</text:p>
          </table:table-cell>
          <table:table-cell table:style-name="ce3" office:value-type="float" office:value="13235" calcext:value-type="float">
            <text:p>13,23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338" calcext:value-type="float">
            <text:p>13,3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39" calcext:value-type="float">
            <text:p>13,339</text:p>
          </table:table-cell>
          <table:table-cell table:style-name="ce3" office:value-type="float" office:value="6053" calcext:value-type="float">
            <text:p>6,053</text:p>
          </table:table-cell>
          <table:table-cell table:style-name="ce3" office:value-type="float" office:value="19392" calcext:value-type="float">
            <text:p>19,392</text:p>
          </table:table-cell>
          <table:table-cell table:style-name="ce4" office:value-type="string" calcext:value-type="string">
            <text:p>68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侯伯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66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苳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69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溝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茄苳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045" calcext:value-type="float">
            <text:p>2,045</text:p>
          </table:table-cell>
          <table:table-cell table:style-name="ce4" office:value-type="string" calcext:value-type="string">
            <text:p>70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菁豐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菁寮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300" calcext:value-type="float">
            <text:p>1,300</text:p>
          </table:table-cell>
          <table:table-cell table:style-name="ce4" office:value-type="string" calcext:value-type="string">
            <text:p>67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嘉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19" calcext:value-type="float">
            <text:p>919</text:p>
          </table:table-cell>
          <table:table-cell table:style-name="ce4" office:value-type="string" calcext:value-type="string">
            <text:p>68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短樹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新里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6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6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41" calcext:value-type="float">
            <text:p>1,141</text:p>
          </table:table-cell>
          <table:table-cell table:style-name="ce4" office:value-type="string" calcext:value-type="string">
            <text:p>69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684" calcext:value-type="float">
            <text:p>1,684</text:p>
          </table:table-cell>
          <table:table-cell table:style-name="ce4" office:value-type="string" calcext:value-type="string">
            <text:p>67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白河區</text:p>
          </table:table-cell>
          <table:table-cell table:style-name="ce2"/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8608" calcext:value-type="float">
            <text:p>8,608</text:p>
          </table:table-cell>
          <table:table-cell table:style-name="ce3" office:value-type="float" office:value="3694" calcext:value-type="float">
            <text:p>3,694</text:p>
          </table:table-cell>
          <table:table-cell table:style-name="ce3" office:value-type="float" office:value="15176" calcext:value-type="float">
            <text:p>15,17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5339" calcext:value-type="float">
            <text:p>15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39" calcext:value-type="float">
            <text:p>15,339</text:p>
          </table:table-cell>
          <table:table-cell table:style-name="ce3" office:value-type="float" office:value="7674" calcext:value-type="float">
            <text:p>7,674</text:p>
          </table:table-cell>
          <table:table-cell table:style-name="ce3" office:value-type="float" office:value="23013" calcext:value-type="float">
            <text:p>23,013</text:p>
          </table:table-cell>
          <table:table-cell table:style-name="ce4" office:value-type="string" calcext:value-type="string">
            <text:p>6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河里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627" calcext:value-type="float">
            <text:p>1,627</text:p>
          </table:table-cell>
          <table:table-cell table:style-name="ce4" office:value-type="string" calcext:value-type="string">
            <text:p>6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995" calcext:value-type="float">
            <text:p>1,99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839" calcext:value-type="float">
            <text:p>2,839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角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6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庄內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42" calcext:value-type="float">
            <text:p>1,542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祐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69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6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15" calcext:value-type="float">
            <text:p>415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頭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39" calcext:value-type="float">
            <text:p>339</text:p>
          </table:table-cell>
          <table:table-cell table:style-name="ce4" office:value-type="string" calcext:value-type="string">
            <text:p>59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溪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58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嶺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6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仙草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088" calcext:value-type="float">
            <text:p>1,088</text:p>
          </table:table-cell>
          <table:table-cell table:style-name="ce4" office:value-type="string" calcext:value-type="string">
            <text:p>59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詔豐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40" calcext:value-type="float">
            <text:p>1,840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295" calcext:value-type="float">
            <text:p>1,295</text:p>
          </table:table-cell>
          <table:table-cell table:style-name="ce4" office:value-type="string" calcext:value-type="string">
            <text:p>65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蓮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385" calcext:value-type="float">
            <text:p>1,385</text:p>
          </table:table-cell>
          <table:table-cell table:style-name="ce4" office:value-type="string" calcext:value-type="string">
            <text:p>67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門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7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內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昇安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角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6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馬稠後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62.9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門區</text:p>
          </table:table-cell>
          <table:table-cell table:style-name="ce2"/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5582" calcext:value-type="float">
            <text:p>5,5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617" calcext:value-type="float">
            <text:p>5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7" calcext:value-type="float">
            <text:p>5,617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9079" calcext:value-type="float">
            <text:p>9,079</text:p>
          </table:table-cell>
          <table:table-cell table:style-name="ce4" office:value-type="string" calcext:value-type="string">
            <text:p>6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5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港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59" calcext:value-type="float">
            <text:p>659</text:p>
          </table:table-cell>
          <table:table-cell table:style-name="ce4" office:value-type="string" calcext:value-type="string">
            <text:p>6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吉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6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蚵寮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5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春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32" calcext:value-type="float">
            <text:p>432</text:p>
          </table:table-cell>
          <table:table-cell table:style-name="ce4" office:value-type="string" calcext:value-type="string">
            <text:p>6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湖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58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5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6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63.6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學甲區</text:p>
          </table:table-cell>
          <table:table-cell table:style-name="ce2"/>
          <table:table-cell table:style-name="ce3" office:value-type="float" office:value="3039" calcext:value-type="float">
            <text:p>3,039</text:p>
          </table:table-cell>
          <table:table-cell table:style-name="ce3" office:value-type="float" office:value="8524" calcext:value-type="float">
            <text:p>8,524</text:p>
          </table:table-cell>
          <table:table-cell table:style-name="ce3" office:value-type="float" office:value="3153" calcext:value-type="float">
            <text:p>3,153</text:p>
          </table:table-cell>
          <table:table-cell table:style-name="ce3" office:value-type="float" office:value="14716" calcext:value-type="float">
            <text:p>14,71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4828" calcext:value-type="float">
            <text:p>14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8" calcext:value-type="float">
            <text:p>14,828</text:p>
          </table:table-cell>
          <table:table-cell table:style-name="ce3" office:value-type="float" office:value="6820" calcext:value-type="float">
            <text:p>6,820</text:p>
          </table:table-cell>
          <table:table-cell table:style-name="ce3" office:value-type="float" office:value="21648" calcext:value-type="float">
            <text:p>21,648</text:p>
          </table:table-cell>
          <table:table-cell table:style-name="ce4" office:value-type="string" calcext:value-type="string">
            <text:p>68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420" calcext:value-type="float">
            <text:p>2,420</text:p>
          </table:table-cell>
          <table:table-cell table:style-name="ce4" office:value-type="string" calcext:value-type="string">
            <text:p>68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宜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20" calcext:value-type="float">
            <text:p>1,820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917" calcext:value-type="float">
            <text:p>1,917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得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664" calcext:value-type="float">
            <text:p>3,664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951" calcext:value-type="float">
            <text:p>1,951</text:p>
          </table:table-cell>
          <table:table-cell table:style-name="ce4" office:value-type="string" calcext:value-type="string">
            <text:p>66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458" calcext:value-type="float">
            <text:p>2,458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68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和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6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6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宅港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56" calcext:value-type="float">
            <text:p>956</text:p>
          </table:table-cell>
          <table:table-cell table:style-name="ce4" office:value-type="string" calcext:value-type="string">
            <text:p>6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慶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鹽水區</text:p>
          </table:table-cell>
          <table:table-cell table:style-name="ce2"/>
          <table:table-cell table:style-name="ce3" office:value-type="float" office:value="3056" calcext:value-type="float">
            <text:p>3,056</text:p>
          </table:table-cell>
          <table:table-cell table:style-name="ce3" office:value-type="float" office:value="7882" calcext:value-type="float">
            <text:p>7,882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14167" calcext:value-type="float">
            <text:p>14,16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4298" calcext:value-type="float">
            <text:p>14,2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99" calcext:value-type="float">
            <text:p>14,299</text:p>
          </table:table-cell>
          <table:table-cell table:style-name="ce3" office:value-type="float" office:value="6955" calcext:value-type="float">
            <text:p>6,955</text:p>
          </table:table-cell>
          <table:table-cell table:style-name="ce3" office:value-type="float" office:value="21254" calcext:value-type="float">
            <text:p>21,254</text:p>
          </table:table-cell>
          <table:table-cell table:style-name="ce4" office:value-type="string" calcext:value-type="string">
            <text:p>67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秀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523" calcext:value-type="float">
            <text:p>1,523</text:p>
          </table:table-cell>
          <table:table-cell table:style-name="ce4" office:value-type="string" calcext:value-type="string">
            <text:p>69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津城里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83" calcext:value-type="float">
            <text:p>1,383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港里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575" calcext:value-type="float">
            <text:p>3,575</text:p>
          </table:table-cell>
          <table:table-cell table:style-name="ce4" office:value-type="string" calcext:value-type="string">
            <text:p>66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岸內里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3790" calcext:value-type="float">
            <text:p>3,790</text:p>
          </table:table-cell>
          <table:table-cell table:style-name="ce4" office:value-type="string" calcext:value-type="string">
            <text:p>67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汫水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6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中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6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明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6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6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歡雅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551" calcext:value-type="float">
            <text:p>1,551</text:p>
          </table:table-cell>
          <table:table-cell table:style-name="ce4" office:value-type="string" calcext:value-type="string">
            <text:p>6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53" calcext:value-type="float">
            <text:p>853</text:p>
          </table:table-cell>
          <table:table-cell table:style-name="ce4" office:value-type="string" calcext:value-type="string">
            <text:p>6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9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坔頭港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68.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營區</text:p>
          </table:table-cell>
          <table:table-cell table:style-name="ce2"/>
          <table:table-cell table:style-name="ce3" office:value-type="float" office:value="10809" calcext:value-type="float">
            <text:p>10,809</text:p>
          </table:table-cell>
          <table:table-cell table:style-name="ce3" office:value-type="float" office:value="19931" calcext:value-type="float">
            <text:p>19,931</text:p>
          </table:table-cell>
          <table:table-cell table:style-name="ce3" office:value-type="float" office:value="12991" calcext:value-type="float">
            <text:p>12,991</text:p>
          </table:table-cell>
          <table:table-cell table:style-name="ce3" office:value-type="float" office:value="43731" calcext:value-type="float">
            <text:p>43,73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4008" calcext:value-type="float">
            <text:p>44,0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009" calcext:value-type="float">
            <text:p>44,009</text:p>
          </table:table-cell>
          <table:table-cell table:style-name="ce3" office:value-type="float" office:value="18344" calcext:value-type="float">
            <text:p>18,344</text:p>
          </table:table-cell>
          <table:table-cell table:style-name="ce3" office:value-type="float" office:value="62353" calcext:value-type="float">
            <text:p>62,353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政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82" calcext:value-type="float">
            <text:p>3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2" calcext:value-type="float">
            <text:p>3,082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382" calcext:value-type="float">
            <text:p>4,382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154" calcext:value-type="float">
            <text:p>2,154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679" calcext:value-type="float">
            <text:p>2,679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418" calcext:value-type="float">
            <text:p>2,418</text:p>
          </table:table-cell>
          <table:table-cell table:style-name="ce4"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689" calcext:value-type="float">
            <text:p>2,689</text:p>
          </table:table-cell>
          <table:table-cell table:style-name="ce4" office:value-type="string" calcext:value-type="string">
            <text:p>70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673" calcext:value-type="float">
            <text:p>2,6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825" calcext:value-type="float">
            <text:p>3,825</text:p>
          </table:table-cell>
          <table:table-cell table:style-name="ce4" office:value-type="string" calcext:value-type="string">
            <text:p>70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676" calcext:value-type="float">
            <text:p>4,6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92" calcext:value-type="float">
            <text:p>4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2" calcext:value-type="float">
            <text:p>4,692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6379" calcext:value-type="float">
            <text:p>6,379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營里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04" calcext:value-type="float">
            <text:p>1,704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228" calcext:value-type="float">
            <text:p>2,228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040" calcext:value-type="float">
            <text:p>3,040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506" calcext:value-type="float">
            <text:p>3,50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901" calcext:value-type="float">
            <text:p>4,901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813" calcext:value-type="float">
            <text:p>3,8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32" calcext:value-type="float">
            <text:p>3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2" calcext:value-type="float">
            <text:p>3,832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5243" calcext:value-type="float">
            <text:p>5,243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榮里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4333" calcext:value-type="float">
            <text:p>4,333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寮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69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護鎮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10" calcext:value-type="float">
            <text:p>1,310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南里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670" calcext:value-type="float">
            <text:p>1,670</text:p>
          </table:table-cell>
          <table:table-cell table:style-name="ce4" office:value-type="string" calcext:value-type="string">
            <text:p>6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北里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紙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591" calcext:value-type="float">
            <text:p>3,591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芳里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22" calcext:value-type="float">
            <text:p>1,822</text:p>
          </table:table-cell>
          <table:table-cell table:style-name="ce4" office:value-type="string" calcext:value-type="string">
            <text:p>6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姑爺里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32" calcext:value-type="float">
            <text:p>832</text:p>
          </table:table-cell>
          <table:table-cell table:style-name="ce4" office:value-type="string" calcext:value-type="string">
            <text:p>6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興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67.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柳營區</text:p>
          </table:table-cell>
          <table:table-cell table:style-name="ce2"/>
          <table:table-cell table:style-name="ce3" office:value-type="float" office:value="2878" calcext:value-type="float">
            <text:p>2,878</text:p>
          </table:table-cell>
          <table:table-cell table:style-name="ce3" office:value-type="float" office:value="6654" calcext:value-type="float">
            <text:p>6,654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12415" calcext:value-type="float">
            <text:p>12,41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540" calcext:value-type="float">
            <text:p>12,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40" calcext:value-type="float">
            <text:p>12,540</text:p>
          </table:table-cell>
          <table:table-cell table:style-name="ce3" office:value-type="float" office:value="5502" calcext:value-type="float">
            <text:p>5,502</text:p>
          </table:table-cell>
          <table:table-cell table:style-name="ce3" office:value-type="float" office:value="18042" calcext:value-type="float">
            <text:p>18,042</text:p>
          </table:table-cell>
          <table:table-cell table:style-name="ce4" office:value-type="string" calcext:value-type="string">
            <text:p>69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18" calcext:value-type="float">
            <text:p>1,818</text:p>
          </table:table-cell>
          <table:table-cell table:style-name="ce4" office:value-type="string" calcext:value-type="string">
            <text:p>70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福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1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埕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0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721" calcext:value-type="float">
            <text:p>2,721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翁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41" calcext:value-type="float">
            <text:p>1,341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康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溪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68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篤農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20" calcext:value-type="float">
            <text:p>1,220</text:p>
          </table:table-cell>
          <table:table-cell table:style-name="ce4" office:value-type="string" calcext:value-type="string">
            <text:p>6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農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果毅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132" calcext:value-type="float">
            <text:p>1,132</text:p>
          </table:table-cell>
          <table:table-cell table:style-name="ce4" office:value-type="string" calcext:value-type="string">
            <text:p>69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旭山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62.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山區</text:p>
          </table:table-cell>
          <table:table-cell table:style-name="ce2"/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5772" calcext:value-type="float">
            <text:p>5,772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10590" calcext:value-type="float">
            <text:p>10,59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693" calcext:value-type="float">
            <text:p>10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93" calcext:value-type="float">
            <text:p>10,693</text:p>
          </table:table-cell>
          <table:table-cell table:style-name="ce3" office:value-type="float" office:value="6503" calcext:value-type="float">
            <text:p>6,503</text:p>
          </table:table-cell>
          <table:table-cell table:style-name="ce3" office:value-type="float" office:value="17196" calcext:value-type="float">
            <text:p>17,196</text:p>
          </table:table-cell>
          <table:table-cell table:style-name="ce4" office:value-type="string" calcext:value-type="string">
            <text:p>6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6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中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341" calcext:value-type="float">
            <text:p>2,341</text:p>
          </table:table-cell>
          <table:table-cell table:style-name="ce4" office:value-type="string" calcext:value-type="string">
            <text:p>6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正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6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客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58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榮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59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科里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河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6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賢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775" calcext:value-type="float">
            <text:p>1,775</text:p>
          </table:table-cell>
          <table:table-cell table:style-name="ce4" office:value-type="string" calcext:value-type="string">
            <text:p>67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溪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55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雲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5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65" calcext:value-type="float">
            <text:p>365</text:p>
          </table:table-cell>
          <table:table-cell table:style-name="ce4" office:value-type="string" calcext:value-type="string">
            <text:p>6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原里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938" calcext:value-type="float">
            <text:p>1,938</text:p>
          </table:table-cell>
          <table:table-cell table:style-name="ce4" office:value-type="string" calcext:value-type="string">
            <text:p>60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嶺南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57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58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57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58.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將軍區</text:p>
          </table:table-cell>
          <table:table-cell table:style-name="ce2"/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6699" calcext:value-type="float">
            <text:p>6,699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10731" calcext:value-type="float">
            <text:p>10,73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807" calcext:value-type="float">
            <text:p>10,8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7" calcext:value-type="float">
            <text:p>10,807</text:p>
          </table:table-cell>
          <table:table-cell table:style-name="ce3" office:value-type="float" office:value="5784" calcext:value-type="float">
            <text:p>5,784</text:p>
          </table:table-cell>
          <table:table-cell table:style-name="ce3" office:value-type="float" office:value="16591" calcext:value-type="float">
            <text:p>16,591</text:p>
          </table:table-cell>
          <table:table-cell table:style-name="ce4" office:value-type="string" calcext:value-type="string">
            <text:p>6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60" calcext:value-type="float">
            <text:p>2,260</text:p>
          </table:table-cell>
          <table:table-cell table:style-name="ce4" office:value-type="string" calcext:value-type="string">
            <text:p>68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嘉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363" calcext:value-type="float">
            <text:p>2,363</text:p>
          </table:table-cell>
          <table:table-cell table:style-name="ce4" office:value-type="string" calcext:value-type="string">
            <text:p>66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苓仔寮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901" calcext:value-type="float">
            <text:p>1,901</text:p>
          </table:table-cell>
          <table:table-cell table:style-name="ce4" office:value-type="string" calcext:value-type="string">
            <text:p>67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巷埔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429" calcext:value-type="float">
            <text:p>1,429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6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山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5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沙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沙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756" calcext:value-type="float">
            <text:p>1,756</text:p>
          </table:table-cell>
          <table:table-cell table:style-name="ce4" office:value-type="string" calcext:value-type="string">
            <text:p>6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鯤溟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54" calcext:value-type="float">
            <text:p>954</text:p>
          </table:table-cell>
          <table:table-cell table:style-name="ce4" office:value-type="string" calcext:value-type="string">
            <text:p>58.3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下營區</text:p>
          </table:table-cell>
          <table:table-cell table:style-name="ce2"/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7289" calcext:value-type="float">
            <text:p>7,289</text:p>
          </table:table-cell>
          <table:table-cell table:style-name="ce3" office:value-type="float" office:value="3349" calcext:value-type="float">
            <text:p>3,349</text:p>
          </table:table-cell>
          <table:table-cell table:style-name="ce3" office:value-type="float" office:value="13497" calcext:value-type="float">
            <text:p>13,49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605" calcext:value-type="float">
            <text:p>13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05" calcext:value-type="float">
            <text:p>13,605</text:p>
          </table:table-cell>
          <table:table-cell table:style-name="ce3" office:value-type="float" office:value="6010" calcext:value-type="float">
            <text:p>6,010</text:p>
          </table:table-cell>
          <table:table-cell table:style-name="ce3" office:value-type="float" office:value="19615" calcext:value-type="float">
            <text:p>19,615</text:p>
          </table:table-cell>
          <table:table-cell table:style-name="ce4" office:value-type="string" calcext:value-type="string">
            <text:p>6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04" calcext:value-type="float">
            <text:p>1,404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887" calcext:value-type="float">
            <text:p>1,887</text:p>
          </table:table-cell>
          <table:table-cell table:style-name="ce4" office:value-type="string" calcext:value-type="string">
            <text:p>69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宅內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515" calcext:value-type="float">
            <text:p>1,515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街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77" calcext:value-type="float">
            <text:p>1,477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013" calcext:value-type="float">
            <text:p>2,013</text:p>
          </table:table-cell>
          <table:table-cell table:style-name="ce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前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69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吉里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65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茅營里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052" calcext:value-type="float">
            <text:p>2,052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化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735" calcext:value-type="float">
            <text:p>1,735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連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賀建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6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紅甲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046" calcext:value-type="float">
            <text:p>2,046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六甲區</text:p>
          </table:table-cell>
          <table:table-cell table:style-name="ce2"/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6882" calcext:value-type="float">
            <text:p>6,882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12516" calcext:value-type="float">
            <text:p>12,51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614" calcext:value-type="float">
            <text:p>12,6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15" calcext:value-type="float">
            <text:p>12,615</text:p>
          </table:table-cell>
          <table:table-cell table:style-name="ce3" office:value-type="float" office:value="5692" calcext:value-type="float">
            <text:p>5,692</text:p>
          </table:table-cell>
          <table:table-cell table:style-name="ce3" office:value-type="float" office:value="18307" calcext:value-type="float">
            <text:p>18,307</text:p>
          </table:table-cell>
          <table:table-cell table:style-name="ce4" office:value-type="string" calcext:value-type="string">
            <text:p>68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746" calcext:value-type="float">
            <text:p>2,746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東里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529" calcext:value-type="float">
            <text:p>2,529</text:p>
          </table:table-cell>
          <table:table-cell table:style-name="ce4" office:value-type="string" calcext:value-type="string">
            <text:p>68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94" calcext:value-type="float">
            <text:p>1,294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860" calcext:value-type="float">
            <text:p>1,860</text:p>
          </table:table-cell>
          <table:table-cell table:style-name="ce4" office:value-type="string" calcext:value-type="string">
            <text:p>6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232" calcext:value-type="float">
            <text:p>3,232</text:p>
          </table:table-cell>
          <table:table-cell table:style-name="ce4" office:value-type="string" calcext:value-type="string">
            <text:p>69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林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970" calcext:value-type="float">
            <text:p>1,970</text:p>
          </table:table-cell>
          <table:table-cell table:style-name="ce4" office:value-type="string" calcext:value-type="string">
            <text:p>69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525" calcext:value-type="float">
            <text:p>1,525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港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65" calcext:value-type="float">
            <text:p>1,365</text:p>
          </table:table-cell>
          <table:table-cell table:style-name="ce4" office:value-type="string" calcext:value-type="string">
            <text:p>67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爺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63" calcext:value-type="float">
            <text:p>663</text:p>
          </table:table-cell>
          <table:table-cell table:style-name="ce4" office:value-type="string" calcext:value-type="string">
            <text:p>59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丘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61.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七股區</text:p>
          </table:table-cell>
          <table:table-cell table:style-name="ce2"/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7601" calcext:value-type="float">
            <text:p>7,601</text:p>
          </table:table-cell>
          <table:table-cell table:style-name="ce3" office:value-type="float" office:value="2669" calcext:value-type="float">
            <text:p>2,669</text:p>
          </table:table-cell>
          <table:table-cell table:style-name="ce3" office:value-type="float" office:value="12790" calcext:value-type="float">
            <text:p>12,79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2942" calcext:value-type="float">
            <text:p>12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2" calcext:value-type="float">
            <text:p>12,942</text:p>
          </table:table-cell>
          <table:table-cell table:style-name="ce3" office:value-type="float" office:value="5903" calcext:value-type="float">
            <text:p>5,903</text:p>
          </table:table-cell>
          <table:table-cell table:style-name="ce3" office:value-type="float" office:value="18845" calcext:value-type="float">
            <text:p>18,845</text:p>
          </table:table-cell>
          <table:table-cell table:style-name="ce4" office:value-type="string" calcext:value-type="string">
            <text:p>68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6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篤加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8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山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66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14" calcext:value-type="float">
            <text:p>414</text:p>
          </table:table-cell>
          <table:table-cell table:style-name="ce4" office:value-type="string" calcext:value-type="string">
            <text:p>6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埕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96" calcext:value-type="float">
            <text:p>396</text:p>
          </table:table-cell>
          <table:table-cell table:style-name="ce4" office:value-type="string" calcext:value-type="string">
            <text:p>6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524" calcext:value-type="float">
            <text:p>1,524</text:p>
          </table:table-cell>
          <table:table-cell table:style-name="ce4" office:value-type="string" calcext:value-type="string">
            <text:p>67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75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股里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438" calcext:value-type="float">
            <text:p>2,438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866" calcext:value-type="float">
            <text:p>1,866</text:p>
          </table:table-cell>
          <table:table-cell table:style-name="ce4" office:value-type="string" calcext:value-type="string">
            <text:p>6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橋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合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790" calcext:value-type="float">
            <text:p>1,790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02" calcext:value-type="float">
            <text:p>1,002</text:p>
          </table:table-cell>
          <table:table-cell table:style-name="ce4" office:value-type="string" calcext:value-type="string">
            <text:p>66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股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6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份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65.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佳里區</text:p>
          </table:table-cell>
          <table:table-cell table:style-name="ce2"/>
          <table:table-cell table:style-name="ce3" office:value-type="float" office:value="8033" calcext:value-type="float">
            <text:p>8,033</text:p>
          </table:table-cell>
          <table:table-cell table:style-name="ce3" office:value-type="float" office:value="19014" calcext:value-type="float">
            <text:p>19,014</text:p>
          </table:table-cell>
          <table:table-cell table:style-name="ce3" office:value-type="float" office:value="8179" calcext:value-type="float">
            <text:p>8,179</text:p>
          </table:table-cell>
          <table:table-cell table:style-name="ce3" office:value-type="float" office:value="35226" calcext:value-type="float">
            <text:p>35,22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5477" calcext:value-type="float">
            <text:p>35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77" calcext:value-type="float">
            <text:p>35,477</text:p>
          </table:table-cell>
          <table:table-cell table:style-name="ce3" office:value-type="float" office:value="13648" calcext:value-type="float">
            <text:p>13,648</text:p>
          </table:table-cell>
          <table:table-cell table:style-name="ce3" office:value-type="float" office:value="49125" calcext:value-type="float">
            <text:p>49,125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098" calcext:value-type="float">
            <text:p>2,098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733" calcext:value-type="float">
            <text:p>2,733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山里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892" calcext:value-type="float">
            <text:p>3,8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16" calcext:value-type="float">
            <text:p>3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6" calcext:value-type="float">
            <text:p>3,916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5421" calcext:value-type="float">
            <text:p>5,421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110" calcext:value-type="float">
            <text:p>4,1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38" calcext:value-type="float">
            <text:p>4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8" calcext:value-type="float">
            <text:p>4,138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5563" calcext:value-type="float">
            <text:p>5,563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新里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539" calcext:value-type="float">
            <text:p>3,5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49" calcext:value-type="float">
            <text:p>3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9" calcext:value-type="float">
            <text:p>3,549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4918" calcext:value-type="float">
            <text:p>4,918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4149" calcext:value-type="float">
            <text:p>4,149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306" calcext:value-type="float">
            <text:p>3,3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4551" calcext:value-type="float">
            <text:p>4,551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安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825" calcext:value-type="float">
            <text:p>2,8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938" calcext:value-type="float">
            <text:p>3,938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化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036" calcext:value-type="float">
            <text:p>2,036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076" calcext:value-type="float">
            <text:p>2,076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溪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36" calcext:value-type="float">
            <text:p>1,036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澄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124" calcext:value-type="float">
            <text:p>2,124</text:p>
          </table:table-cell>
          <table:table-cell table:style-name="ce4" office:value-type="string" calcext:value-type="string">
            <text:p>68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內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688" calcext:value-type="float">
            <text:p>2,688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715" calcext:value-type="float">
            <text:p>1,715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子龍里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371" calcext:value-type="float">
            <text:p>2,371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麻豆區</text:p>
          </table:table-cell>
          <table:table-cell table:style-name="ce2"/>
          <table:table-cell table:style-name="ce3" office:value-type="float" office:value="5854" calcext:value-type="float">
            <text:p>5,854</text:p>
          </table:table-cell>
          <table:table-cell table:style-name="ce3" office:value-type="float" office:value="16080" calcext:value-type="float">
            <text:p>16,080</text:p>
          </table:table-cell>
          <table:table-cell table:style-name="ce3" office:value-type="float" office:value="5048" calcext:value-type="float">
            <text:p>5,048</text:p>
          </table:table-cell>
          <table:table-cell table:style-name="ce3" office:value-type="float" office:value="26982" calcext:value-type="float">
            <text:p>26,98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7182" calcext:value-type="float">
            <text:p>27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82" calcext:value-type="float">
            <text:p>27,182</text:p>
          </table:table-cell>
          <table:table-cell table:style-name="ce3" office:value-type="float" office:value="9542" calcext:value-type="float">
            <text:p>9,542</text:p>
          </table:table-cell>
          <table:table-cell table:style-name="ce3" office:value-type="float" office:value="36724" calcext:value-type="float">
            <text:p>36,724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864" calcext:value-type="float">
            <text:p>1,864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巷口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100" calcext:value-type="float">
            <text:p>2,100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角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515" calcext:value-type="float">
            <text:p>2,515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晋江里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348" calcext:value-type="float">
            <text:p>2,348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870" calcext:value-type="float">
            <text:p>1,870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372" calcext:value-type="float">
            <text:p>3,372</text:p>
          </table:table-cell>
          <table:table-cell table:style-name="ce4" office:value-type="string" calcext:value-type="string">
            <text:p>75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1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783" calcext:value-type="float">
            <text:p>2,783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251" calcext:value-type="float">
            <text:p>2,251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寮廍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229" calcext:value-type="float">
            <text:p>2,229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01" calcext:value-type="float">
            <text:p>2,001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口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250" calcext:value-type="float">
            <text:p>1,250</text:p>
          </table:table-cell>
          <table:table-cell table:style-name="ce4" office:value-type="string" calcext:value-type="string">
            <text:p>77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謝厝寮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77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正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9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井東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654" calcext:value-type="float">
            <text:p>1,654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官田區</text:p>
          </table:table-cell>
          <table:table-cell table:style-name="ce2"/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7561" calcext:value-type="float">
            <text:p>7,561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12995" calcext:value-type="float">
            <text:p>12,99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102" calcext:value-type="float">
            <text:p>13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02" calcext:value-type="float">
            <text:p>13,102</text:p>
          </table:table-cell>
          <table:table-cell table:style-name="ce3" office:value-type="float" office:value="5084" calcext:value-type="float">
            <text:p>5,084</text:p>
          </table:table-cell>
          <table:table-cell table:style-name="ce3" office:value-type="float" office:value="18186" calcext:value-type="float">
            <text:p>18,186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官田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004" calcext:value-type="float">
            <text:p>2,004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鎮里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195" calcext:value-type="float">
            <text:p>3,195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山頭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49" calcext:value-type="float">
            <text:p>1,149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崎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6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田里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890" calcext:value-type="float">
            <text:p>1,890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本里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475" calcext:value-type="float">
            <text:p>3,475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廍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6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西庄里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渡拔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2385" calcext:value-type="float">
            <text:p>2,385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善化區</text:p>
          </table:table-cell>
          <table:table-cell table:style-name="ce2"/>
          <table:table-cell table:style-name="ce3" office:value-type="float" office:value="8346" calcext:value-type="float">
            <text:p>8,346</text:p>
          </table:table-cell>
          <table:table-cell table:style-name="ce3" office:value-type="float" office:value="15541" calcext:value-type="float">
            <text:p>15,541</text:p>
          </table:table-cell>
          <table:table-cell table:style-name="ce3" office:value-type="float" office:value="6363" calcext:value-type="float">
            <text:p>6,363</text:p>
          </table:table-cell>
          <table:table-cell table:style-name="ce3" office:value-type="float" office:value="30250" calcext:value-type="float">
            <text:p>30,25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461" calcext:value-type="float">
            <text:p>30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61" calcext:value-type="float">
            <text:p>30,461</text:p>
          </table:table-cell>
          <table:table-cell table:style-name="ce3" office:value-type="float" office:value="11313" calcext:value-type="float">
            <text:p>11,313</text:p>
          </table:table-cell>
          <table:table-cell table:style-name="ce3" office:value-type="float" office:value="41774" calcext:value-type="float">
            <text:p>41,774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關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094" calcext:value-type="float">
            <text:p>1,094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坐駕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773" calcext:value-type="float">
            <text:p>3,773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文里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849" calcext:value-type="float">
            <text:p>3,84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63" calcext:value-type="float">
            <text:p>3,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3" calcext:value-type="float">
            <text:p>3,863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5374" calcext:value-type="float">
            <text:p>5,374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652" calcext:value-type="float">
            <text:p>2,652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關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34" calcext:value-type="float">
            <text:p>1,234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正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36" calcext:value-type="float">
            <text:p>1,536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胡家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99" calcext:value-type="float">
            <text:p>1,199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胡厝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033" calcext:value-type="float">
            <text:p>2,033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什乃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82" calcext:value-type="float">
            <text:p>1,182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903" calcext:value-type="float">
            <text:p>1,903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3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德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20" calcext:value-type="float">
            <text:p>1,620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951" calcext:value-type="float">
            <text:p>1,951</text:p>
          </table:table-cell>
          <table:table-cell table:style-name="ce4" office:value-type="string" calcext:value-type="string">
            <text:p>68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庄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611" calcext:value-type="float">
            <text:p>1,611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北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南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新里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253" calcext:value-type="float">
            <text:p>3,25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81" calcext:value-type="float">
            <text:p>3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1" calcext:value-type="float">
            <text:p>3,281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504" calcext:value-type="float">
            <text:p>4,504</text:p>
          </table:table-cell>
          <table:table-cell table:style-name="ce4" office:value-type="string" calcext:value-type="string">
            <text:p>7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蓮潭里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146" calcext:value-type="float">
            <text:p>3,1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4121" calcext:value-type="float">
            <text:p>4,121</text:p>
          </table:table-cell>
          <table:table-cell table:style-name="ce4" office:value-type="string" calcext:value-type="string">
            <text:p>76.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內區</text:p>
          </table:table-cell>
          <table:table-cell table:style-name="ce2"/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5541" calcext:value-type="float">
            <text:p>5,54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585" calcext:value-type="float">
            <text:p>5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5" calcext:value-type="float">
            <text:p>5,585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7918" calcext:value-type="float">
            <text:p>7,918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湖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20" calcext:value-type="float">
            <text:p>920</text:p>
          </table:table-cell>
          <table:table-cell table:style-name="ce4" office:value-type="string" calcext:value-type="string">
            <text:p>67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林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68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江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內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19" calcext:value-type="float">
            <text:p>719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郭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69" calcext:value-type="float">
            <text:p>569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社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42" calcext:value-type="float">
            <text:p>942</text:p>
          </table:table-cell>
          <table:table-cell table:style-name="ce4" office:value-type="string" calcext:value-type="string">
            <text:p>66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環湖里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6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溪里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71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玉井區</text:p>
          </table:table-cell>
          <table:table-cell table:style-name="ce2"/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3349" calcext:value-type="float">
            <text:p>3,349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7686" calcext:value-type="float">
            <text:p>7,68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747" calcext:value-type="float">
            <text:p>7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7" calcext:value-type="float">
            <text:p>7,747</text:p>
          </table:table-cell>
          <table:table-cell table:style-name="ce3" office:value-type="float" office:value="3809" calcext:value-type="float">
            <text:p>3,809</text:p>
          </table:table-cell>
          <table:table-cell table:style-name="ce3" office:value-type="float" office:value="11556" calcext:value-type="float">
            <text:p>11,556</text:p>
          </table:table-cell>
          <table:table-cell table:style-name="ce4" office:value-type="string" calcext:value-type="string">
            <text:p>67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井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36" calcext:value-type="float">
            <text:p>1,136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474" calcext:value-type="float">
            <text:p>3,474</text:p>
          </table:table-cell>
          <table:table-cell table:style-name="ce4" office:value-type="string" calcext:value-type="string">
            <text:p>68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23" calcext:value-type="float">
            <text:p>1,123</text:p>
          </table:table-cell>
          <table:table-cell table:style-name="ce4" office:value-type="string" calcext:value-type="string">
            <text:p>67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350" calcext:value-type="float">
            <text:p>1,350</text:p>
          </table:table-cell>
          <table:table-cell table:style-name="ce4" office:value-type="string" calcext:value-type="string">
            <text:p>6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田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77" calcext:value-type="float">
            <text:p>477</text:p>
          </table:table-cell>
          <table:table-cell table:style-name="ce4" office:value-type="string" calcext:value-type="string">
            <text:p>69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埔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69" calcext:value-type="float">
            <text:p>469</text:p>
          </table:table-cell>
          <table:table-cell table:style-name="ce4" office:value-type="string" calcext:value-type="string">
            <text:p>6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70" calcext:value-type="float">
            <text:p>670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望明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6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層林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50" calcext:value-type="float">
            <text:p>550</text:p>
          </table:table-cell>
          <table:table-cell table:style-name="ce4" office:value-type="string" calcext:value-type="string">
            <text:p>67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5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楠西區</text:p>
          </table:table-cell>
          <table:table-cell table:style-name="ce2"/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5194" calcext:value-type="float">
            <text:p>5,19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241" calcext:value-type="float">
            <text:p>5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41" calcext:value-type="float">
            <text:p>5,241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7868" calcext:value-type="float">
            <text:p>7,868</text:p>
          </table:table-cell>
          <table:table-cell table:style-name="ce4" office:value-type="string" calcext:value-type="string">
            <text:p>66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楠西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694" calcext:value-type="float">
            <text:p>1,694</text:p>
          </table:table-cell>
          <table:table-cell table:style-name="ce4" office:value-type="string" calcext:value-type="string">
            <text:p>6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丘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055" calcext:value-type="float">
            <text:p>1,055</text:p>
          </table:table-cell>
          <table:table-cell table:style-name="ce4" office:value-type="string" calcext:value-type="string">
            <text:p>6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密枝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6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照興里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2" table:style-name="ce3" office:value-type="float" office:value="240" calcext:value-type="float">
            <text:p>24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田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2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丹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99" calcext:value-type="float">
            <text:p>599</text:p>
          </table:table-cell>
          <table:table-cell table:style-name="ce4" office:value-type="string" calcext:value-type="string">
            <text:p>69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113" calcext:value-type="float">
            <text:p>2,113</text:p>
          </table:table-cell>
          <table:table-cell table:style-name="ce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西港區</text:p>
          </table:table-cell>
          <table:table-cell table:style-name="ce2"/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8928" calcext:value-type="float">
            <text:p>8,928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15309" calcext:value-type="float">
            <text:p>15,30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458" calcext:value-type="float">
            <text:p>15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58" calcext:value-type="float">
            <text:p>15,458</text:p>
          </table:table-cell>
          <table:table-cell table:style-name="ce3" office:value-type="float" office:value="6058" calcext:value-type="float">
            <text:p>6,058</text:p>
          </table:table-cell>
          <table:table-cell table:style-name="ce3" office:value-type="float" office:value="21516" calcext:value-type="float">
            <text:p>21,516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港里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085" calcext:value-type="float">
            <text:p>3,085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897" calcext:value-type="float">
            <text:p>2,89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1" calcext:value-type="float">
            <text:p>2,92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110" calcext:value-type="float">
            <text:p>4,110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海里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586" calcext:value-type="float">
            <text:p>2,586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19" calcext:value-type="float">
            <text:p>1,619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檨林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45" calcext:value-type="float">
            <text:p>1,545</text:p>
          </table:table-cell>
          <table:table-cell table:style-name="ce4" office:value-type="string" calcext:value-type="string">
            <text:p>71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營里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67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西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437" calcext:value-type="float">
            <text:p>1,437</text:p>
          </table:table-cell>
          <table:table-cell table:style-name="ce4" office:value-type="string" calcext:value-type="string">
            <text:p>69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砂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61" calcext:value-type="float">
            <text:p>1,461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333" calcext:value-type="float">
            <text:p>1,333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36" calcext:value-type="float">
            <text:p>1,336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安定區</text:p>
          </table:table-cell>
          <table:table-cell table:style-name="ce2"/>
          <table:table-cell table:style-name="ce3" office:value-type="float" office:value="4525" calcext:value-type="float">
            <text:p>4,525</text:p>
          </table:table-cell>
          <table:table-cell table:style-name="ce3" office:value-type="float" office:value="10158" calcext:value-type="float">
            <text:p>10,158</text:p>
          </table:table-cell>
          <table:table-cell table:style-name="ce3" office:value-type="float" office:value="3925" calcext:value-type="float">
            <text:p>3,925</text:p>
          </table:table-cell>
          <table:table-cell table:style-name="ce3" office:value-type="float" office:value="18608" calcext:value-type="float">
            <text:p>18,608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8786" calcext:value-type="float">
            <text:p>18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86" calcext:value-type="float">
            <text:p>18,786</text:p>
          </table:table-cell>
          <table:table-cell table:style-name="ce3" office:value-type="float" office:value="6764" calcext:value-type="float">
            <text:p>6,764</text:p>
          </table:table-cell>
          <table:table-cell table:style-name="ce3" office:value-type="float" office:value="25550" calcext:value-type="float">
            <text:p>25,550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林里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037" calcext:value-type="float">
            <text:p>2,037</text:p>
          </table:table-cell>
          <table:table-cell table:style-name="ce4" office:value-type="string" calcext:value-type="string">
            <text:p>77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厝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973" calcext:value-type="float">
            <text:p>1,973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加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122" calcext:value-type="float">
            <text:p>2,122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708" calcext:value-type="float">
            <text:p>1,708</text:p>
          </table:table-cell>
          <table:table-cell table:style-name="ce4" office:value-type="string" calcext:value-type="string">
            <text:p>73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865" calcext:value-type="float">
            <text:p>2,865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630" calcext:value-type="float">
            <text:p>2,630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同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264" calcext:value-type="float">
            <text:p>2,264</text:p>
          </table:table-cell>
          <table:table-cell table:style-name="ce4" office:value-type="string" calcext:value-type="string">
            <text:p>72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沙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90" calcext:value-type="float">
            <text:p>690</text:p>
          </table:table-cell>
          <table:table-cell table:style-name="ce4" office:value-type="string" calcext:value-type="string">
            <text:p>78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764" calcext:value-type="float">
            <text:p>1,7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44" calcext:value-type="float">
            <text:p>2,444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寮里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475" calcext:value-type="float">
            <text:p>2,475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科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92" calcext:value-type="float">
            <text:p>1,592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山上區</text:p>
          </table:table-cell>
          <table:table-cell table:style-name="ce2"/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340" calcext:value-type="float">
            <text:p>4,3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369" calcext:value-type="float">
            <text:p>4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9" calcext:value-type="float">
            <text:p>4,369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6252" calcext:value-type="float">
            <text:p>6,252</text:p>
          </table:table-cell>
          <table:table-cell table:style-name="ce4" office:value-type="string" calcext:value-type="string">
            <text:p>69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591" calcext:value-type="float">
            <text:p>1,591</text:p>
          </table:table-cell>
          <table:table-cell table:style-name="ce4" office:value-type="string" calcext:value-type="string">
            <text:p>69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43" calcext:value-type="float">
            <text:p>1,443</text:p>
          </table:table-cell>
          <table:table-cell table:style-name="ce4" office:value-type="string" calcext:value-type="string">
            <text:p>69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上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峯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50" calcext:value-type="float">
            <text:p>350</text:p>
          </table:table-cell>
          <table:table-cell table:style-name="ce4" office:value-type="string" calcext:value-type="string">
            <text:p>7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德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68.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左鎮區</text:p>
          </table:table-cell>
          <table:table-cell table:style-name="ce2"/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0" calcext:value-type="float">
            <text:p>2,62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3939" calcext:value-type="float">
            <text:p>3,939</text:p>
          </table:table-cell>
          <table:table-cell table:style-name="ce4" office:value-type="string" calcext:value-type="string">
            <text:p>6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66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左鎮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28" calcext:value-type="float">
            <text:p>428</text:p>
          </table:table-cell>
          <table:table-cell table:style-name="ce4" office:value-type="string" calcext:value-type="string">
            <text:p>68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睦光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20" calcext:value-type="float">
            <text:p>320</text:p>
          </table:table-cell>
          <table:table-cell table:style-name="ce4" office:value-type="string" calcext:value-type="string">
            <text:p>69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庄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6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岡林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77" calcext:value-type="float">
            <text:p>377</text:p>
          </table:table-cell>
          <table:table-cell table:style-name="ce4" office:value-type="string" calcext:value-type="string">
            <text:p>6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山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60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寮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9" calcext:value-type="float">
            <text:p>169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澄山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65.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化區</text:p>
          </table:table-cell>
          <table:table-cell table:style-name="ce2"/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94" calcext:value-type="float">
            <text:p>4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4" calcext:value-type="float">
            <text:p>4,694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7184" calcext:value-type="float">
            <text:p>7,184</text:p>
          </table:table-cell>
          <table:table-cell table:style-name="ce4" office:value-type="string" calcext:value-type="string">
            <text:p>6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化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71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崙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6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93" calcext:value-type="float">
            <text:p>393</text:p>
          </table:table-cell>
          <table:table-cell table:style-name="ce4" office:value-type="string" calcext:value-type="string">
            <text:p>67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23" calcext:value-type="float">
            <text:p>523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寮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6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7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54.8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安南區</text:p>
          </table:table-cell>
          <table:table-cell table:style-name="ce2"/>
          <table:table-cell table:style-name="ce3" office:value-type="float" office:value="30381" calcext:value-type="float">
            <text:p>30,381</text:p>
          </table:table-cell>
          <table:table-cell table:style-name="ce3" office:value-type="float" office:value="61863" calcext:value-type="float">
            <text:p>61,863</text:p>
          </table:table-cell>
          <table:table-cell table:style-name="ce3" office:value-type="float" office:value="25908" calcext:value-type="float">
            <text:p>25,908</text:p>
          </table:table-cell>
          <table:table-cell table:style-name="ce3" office:value-type="float" office:value="118152" calcext:value-type="float">
            <text:p>118,152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19019" calcext:value-type="float">
            <text:p>119,0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020" calcext:value-type="float">
            <text:p>119,020</text:p>
          </table:table-cell>
          <table:table-cell table:style-name="ce3" office:value-type="float" office:value="46234" calcext:value-type="float">
            <text:p>46,234</text:p>
          </table:table-cell>
          <table:table-cell table:style-name="ce3" office:value-type="float" office:value="165254" calcext:value-type="float">
            <text:p>165,254</text:p>
          </table:table-cell>
          <table:table-cell table:style-name="ce4" office:value-type="string" calcext:value-type="string">
            <text:p>72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952" calcext:value-type="float">
            <text:p>2,952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南里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275" calcext:value-type="float">
            <text:p>3,27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304" calcext:value-type="float">
            <text:p>3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4" calcext:value-type="float">
            <text:p>3,304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527" calcext:value-type="float">
            <text:p>4,527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州南里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685" calcext:value-type="float">
            <text:p>3,6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5106" calcext:value-type="float">
            <text:p>5,106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州北里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25" calcext:value-type="float">
            <text:p>3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5" calcext:value-type="float">
            <text:p>3,22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355" calcext:value-type="float">
            <text:p>4,355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800" calcext:value-type="float">
            <text:p>4,800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順里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2363" calcext:value-type="float">
            <text:p>2,363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63" calcext:value-type="float">
            <text:p>4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3" calcext:value-type="float">
            <text:p>4,763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6402" calcext:value-type="float">
            <text:p>6,402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0" calcext:value-type="float">
            <text:p>3,380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539" calcext:value-type="float">
            <text:p>4,539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594" calcext:value-type="float">
            <text:p>4,5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06" calcext:value-type="float">
            <text:p>4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6" calcext:value-type="float">
            <text:p>4,606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6211" calcext:value-type="float">
            <text:p>6,211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18" calcext:value-type="float">
            <text:p>2,618</text:p>
          </table:table-cell>
          <table:table-cell table:style-name="ce4" office:value-type="string" calcext:value-type="string">
            <text:p>7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59" calcext:value-type="float">
            <text:p>2,059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751" calcext:value-type="float">
            <text:p>2,7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622" calcext:value-type="float">
            <text:p>3,622</text:p>
          </table:table-cell>
          <table:table-cell table:style-name="ce4" office:value-type="string" calcext:value-type="string">
            <text:p>7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頂里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4232" calcext:value-type="float">
            <text:p>4,232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776" calcext:value-type="float">
            <text:p>2,776</text:p>
          </table:table-cell>
          <table:table-cell table:style-name="ce4" office:value-type="string" calcext:value-type="string">
            <text:p>7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凰里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4266" calcext:value-type="float">
            <text:p>4,266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3921" calcext:value-type="float">
            <text:p>3,921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理想里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301" calcext:value-type="float">
            <text:p>4,301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東里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67" calcext:value-type="float">
            <text:p>3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7" calcext:value-type="float">
            <text:p>3,867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5541" calcext:value-type="float">
            <text:p>5,541</text:p>
          </table:table-cell>
          <table:table-cell table:style-name="ce4" office:value-type="string" calcext:value-type="string">
            <text:p>69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635" calcext:value-type="float">
            <text:p>2,6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53" calcext:value-type="float">
            <text:p>2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3" calcext:value-type="float">
            <text:p>2,653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670" calcext:value-type="float">
            <text:p>3,670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原佃里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159" calcext:value-type="float">
            <text:p>2,159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330" calcext:value-type="float">
            <text:p>3,3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57" calcext:value-type="float">
            <text:p>3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7" calcext:value-type="float">
            <text:p>3,357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4673" calcext:value-type="float">
            <text:p>4,673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親里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656" calcext:value-type="float">
            <text:p>1,656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總頭里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62" calcext:value-type="float">
            <text:p>1,762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56" calcext:value-type="float">
            <text:p>1,856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學東里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1" calcext:value-type="float">
            <text:p>1,891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825" calcext:value-type="float">
            <text:p>2,825</text:p>
          </table:table-cell>
          <table:table-cell table:style-name="ce4" office:value-type="string" calcext:value-type="string">
            <text:p>66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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佃東里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316" calcext:value-type="float">
            <text:p>3,316</text:p>
          </table:table-cell>
          <table:table-cell table:style-name="ce4" office:value-type="string" calcext:value-type="string">
            <text:p>68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佃西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68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淵西里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656" calcext:value-type="float">
            <text:p>2,65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76" calcext:value-type="float">
            <text:p>2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6" calcext:value-type="float">
            <text:p>2,676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3815" calcext:value-type="float">
            <text:p>3,815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西里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712" calcext:value-type="float">
            <text:p>2,712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心里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164" calcext:value-type="float">
            <text:p>5,16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201" calcext:value-type="float">
            <text:p>5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01" calcext:value-type="float">
            <text:p>5,201</text:p>
          </table:table-cell>
          <table:table-cell table:style-name="ce3" office:value-type="float" office:value="2749" calcext:value-type="float">
            <text:p>2,749</text:p>
          </table:table-cell>
          <table:table-cell table:style-name="ce3" office:value-type="float" office:value="7950" calcext:value-type="float">
            <text:p>7,950</text:p>
          </table:table-cell>
          <table:table-cell table:style-name="ce4" office:value-type="string" calcext:value-type="string">
            <text:p>65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淵東里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20" calcext:value-type="float">
            <text:p>3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0" calcext:value-type="float">
            <text:p>3,320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4672" calcext:value-type="float">
            <text:p>4,672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淵中里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168" calcext:value-type="float">
            <text:p>3,168</text:p>
          </table:table-cell>
          <table:table-cell table:style-name="ce4" office:value-type="string" calcext:value-type="string">
            <text:p>69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40" calcext:value-type="float">
            <text:p>2,940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佃里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142" calcext:value-type="float">
            <text:p>4,142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367" calcext:value-type="float">
            <text:p>3,3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8" calcext:value-type="float">
            <text:p>3,378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488" calcext:value-type="float">
            <text:p>4,488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284" calcext:value-type="float">
            <text:p>4,284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富里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745" calcext:value-type="float">
            <text:p>3,7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257" calcext:value-type="float">
            <text:p>5,257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584" calcext:value-type="float">
            <text:p>2,5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479" calcext:value-type="float">
            <text:p>3,479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南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92" calcext:value-type="float">
            <text:p>2,792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570" calcext:value-type="float">
            <text:p>1,570</text:p>
          </table:table-cell>
          <table:table-cell table:style-name="ce4" office:value-type="string" calcext:value-type="string">
            <text:p>6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281" calcext:value-type="float">
            <text:p>3,281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草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6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397" calcext:value-type="float">
            <text:p>1,397</text:p>
          </table:table-cell>
          <table:table-cell table:style-name="ce4" office:value-type="string" calcext:value-type="string">
            <text:p>70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21" calcext:value-type="float">
            <text:p>1,021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砂崙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0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媽祖宮里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67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耳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9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草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田里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558" calcext:value-type="float">
            <text:p>1,558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18165" calcext:value-type="float">
            <text:p>18,165</text:p>
          </table:table-cell>
          <table:table-cell table:style-name="ce3" office:value-type="float" office:value="36838" calcext:value-type="float">
            <text:p>36,838</text:p>
          </table:table-cell>
          <table:table-cell table:style-name="ce3" office:value-type="float" office:value="22626" calcext:value-type="float">
            <text:p>22,626</text:p>
          </table:table-cell>
          <table:table-cell table:style-name="ce3" office:value-type="float" office:value="77629" calcext:value-type="float">
            <text:p>77,62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78187" calcext:value-type="float">
            <text:p>78,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189" calcext:value-type="float">
            <text:p>78,189</text:p>
          </table:table-cell>
          <table:table-cell table:style-name="ce3" office:value-type="float" office:value="28753" calcext:value-type="float">
            <text:p>28,753</text:p>
          </table:table-cell>
          <table:table-cell table:style-name="ce3" office:value-type="float" office:value="106942" calcext:value-type="float">
            <text:p>106,942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242" calcext:value-type="float">
            <text:p>3,242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元寶里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854" calcext:value-type="float">
            <text:p>2,8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4111" calcext:value-type="float">
            <text:p>4,111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446" calcext:value-type="float">
            <text:p>2,44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281" calcext:value-type="float">
            <text:p>3,281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83" calcext:value-type="float">
            <text:p>2,283</text:p>
          </table:table-cell>
          <table:table-cell table:style-name="ce4" office:value-type="string" calcext:value-type="string">
            <text:p>74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46" calcext:value-type="float">
            <text:p>1,846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815" calcext:value-type="float">
            <text:p>1,815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勝里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625" calcext:value-type="float">
            <text:p>3,625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868" calcext:value-type="float">
            <text:p>1,868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118" calcext:value-type="float">
            <text:p>2,118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樓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祥里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78" calcext:value-type="float">
            <text:p>2,878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483" calcext:value-type="float">
            <text:p>3,48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4957" calcext:value-type="float">
            <text:p>4,957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3273" calcext:value-type="float">
            <text:p>3,27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8" calcext:value-type="float">
            <text:p>3,288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588" calcext:value-type="float">
            <text:p>4,588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824" calcext:value-type="float">
            <text:p>2,824</text:p>
          </table:table-cell>
          <table:table-cell table:style-name="ce4" office:value-type="string" calcext:value-type="string">
            <text:p>70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766" calcext:value-type="float">
            <text:p>1,766</text:p>
          </table:table-cell>
          <table:table-cell table:style-name="ce4" office:value-type="string" calcext:value-type="string">
            <text:p>67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1" calcext:value-type="float">
            <text:p>2,391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3869" calcext:value-type="float">
            <text:p>3,869</text:p>
          </table:table-cell>
          <table:table-cell table:style-name="ce4" office:value-type="string" calcext:value-type="string">
            <text:p>6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517" calcext:value-type="float">
            <text:p>2,517</text:p>
          </table:table-cell>
          <table:table-cell table:style-name="ce4" office:value-type="string" calcext:value-type="string">
            <text:p>69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北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679" calcext:value-type="float">
            <text:p>3,679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覺里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8" calcext:value-type="float">
            <text:p>2,15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955" calcext:value-type="float">
            <text:p>2,955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7" calcext:value-type="float">
            <text:p>3,307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377" calcext:value-type="float">
            <text:p>4,377</text:p>
          </table:table-cell>
          <table:table-cell table:style-name="ce4" office:value-type="string" calcext:value-type="string">
            <text:p>7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90" calcext:value-type="float">
            <text:p>2,79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13" calcext:value-type="float">
            <text:p>2,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3" calcext:value-type="float">
            <text:p>2,81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663" calcext:value-type="float">
            <text:p>3,663</text:p>
          </table:table-cell>
          <table:table-cell table:style-name="ce4" office:value-type="string" calcext:value-type="string">
            <text:p>76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70" calcext:value-type="float">
            <text:p>3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0" calcext:value-type="float">
            <text:p>3,67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4820" calcext:value-type="float">
            <text:p>4,820</text:p>
          </table:table-cell>
          <table:table-cell table:style-name="ce4" office:value-type="string" calcext:value-type="string">
            <text:p>7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229" calcext:value-type="float">
            <text:p>4,229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順里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457" calcext:value-type="float">
            <text:p>3,45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9" calcext:value-type="float">
            <text:p>3,479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636" calcext:value-type="float">
            <text:p>4,636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441" calcext:value-type="float">
            <text:p>2,441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安里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176" calcext:value-type="float">
            <text:p>2,176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成里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796" calcext:value-type="float">
            <text:p>2,796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元美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956" calcext:value-type="float">
            <text:p>2,956</text:p>
          </table:table-cell>
          <table:table-cell table:style-name="ce4" office:value-type="string" calcext:value-type="string">
            <text:p>7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283" calcext:value-type="float">
            <text:p>3,283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464" calcext:value-type="float">
            <text:p>3,464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港里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769" calcext:value-type="float">
            <text:p>3,7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96" calcext:value-type="float">
            <text:p>3,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6" calcext:value-type="float">
            <text:p>3,796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5074" calcext:value-type="float">
            <text:p>5,074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024" calcext:value-type="float">
            <text:p>4,024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賢北里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474" calcext:value-type="float">
            <text:p>3,474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市區</text:p>
          </table:table-cell>
          <table:table-cell table:style-name="ce2"/>
          <table:table-cell table:style-name="ce3" office:value-type="float" office:value="6047" calcext:value-type="float">
            <text:p>6,047</text:p>
          </table:table-cell>
          <table:table-cell table:style-name="ce3" office:value-type="float" office:value="11759" calcext:value-type="float">
            <text:p>11,759</text:p>
          </table:table-cell>
          <table:table-cell table:style-name="ce3" office:value-type="float" office:value="4890" calcext:value-type="float">
            <text:p>4,890</text:p>
          </table:table-cell>
          <table:table-cell table:style-name="ce3" office:value-type="float" office:value="22696" calcext:value-type="float">
            <text:p>22,69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2837" calcext:value-type="float">
            <text:p>22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7" calcext:value-type="float">
            <text:p>22,837</text:p>
          </table:table-cell>
          <table:table-cell table:style-name="ce3" office:value-type="float" office:value="8041" calcext:value-type="float">
            <text:p>8,041</text:p>
          </table:table-cell>
          <table:table-cell table:style-name="ce3" office:value-type="float" office:value="30878" calcext:value-type="float">
            <text:p>30,878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878" calcext:value-type="float">
            <text:p>2,878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748" calcext:value-type="float">
            <text:p>4,7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74" calcext:value-type="float">
            <text:p>4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4" calcext:value-type="float">
            <text:p>4,774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6410" calcext:value-type="float">
            <text:p>6,410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內里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869" calcext:value-type="float">
            <text:p>2,869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華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舍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營里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382" calcext:value-type="float">
            <text:p>3,382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399" calcext:value-type="float">
            <text:p>4,399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頂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753" calcext:value-type="float">
            <text:p>1,753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223" calcext:value-type="float">
            <text:p>3,223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就里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856" calcext:value-type="float">
            <text:p>2,856</text:p>
          </table:table-cell>
          <table:table-cell table:style-name="ce4" office:value-type="string" calcext:value-type="string">
            <text:p>75.4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永康區</text:p>
          </table:table-cell>
          <table:table-cell table:style-name="ce2"/>
          <table:table-cell table:style-name="ce3" office:value-type="float" office:value="36691" calcext:value-type="float">
            <text:p>36,691</text:p>
          </table:table-cell>
          <table:table-cell table:style-name="ce3" office:value-type="float" office:value="66181" calcext:value-type="float">
            <text:p>66,181</text:p>
          </table:table-cell>
          <table:table-cell table:style-name="ce3" office:value-type="float" office:value="37474" calcext:value-type="float">
            <text:p>37,474</text:p>
          </table:table-cell>
          <table:table-cell table:style-name="ce3" office:value-type="float" office:value="140346" calcext:value-type="float">
            <text:p>140,34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41213" calcext:value-type="float">
            <text:p>141,2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1215" calcext:value-type="float">
            <text:p>141,215</text:p>
          </table:table-cell>
          <table:table-cell table:style-name="ce3" office:value-type="float" office:value="53570" calcext:value-type="float">
            <text:p>53,570</text:p>
          </table:table-cell>
          <table:table-cell table:style-name="ce3" office:value-type="float" office:value="194785" calcext:value-type="float">
            <text:p>194,785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王里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864" calcext:value-type="float">
            <text:p>3,86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5508" calcext:value-type="float">
            <text:p>5,508</text:p>
          </table:table-cell>
          <table:table-cell table:style-name="ce4" office:value-type="string" calcext:value-type="string">
            <text:p>7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400" calcext:value-type="float">
            <text:p>3,400</text:p>
          </table:table-cell>
          <table:table-cell table:style-name="ce4" office:value-type="string" calcext:value-type="string">
            <text:p>7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3864" calcext:value-type="float">
            <text:p>3,8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83" calcext:value-type="float">
            <text:p>3,8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5360" calcext:value-type="float">
            <text:p>5,360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網寮里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922" calcext:value-type="float">
            <text:p>4,9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61" calcext:value-type="float">
            <text:p>4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1" calcext:value-type="float">
            <text:p>4,961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6828" calcext:value-type="float">
            <text:p>6,828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王里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500" calcext:value-type="float">
            <text:p>5,5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26" calcext:value-type="float">
            <text:p>5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6" calcext:value-type="float">
            <text:p>5,526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7593" calcext:value-type="float">
            <text:p>7,593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5604" calcext:value-type="float">
            <text:p>5,60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637" calcext:value-type="float">
            <text:p>5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7" calcext:value-type="float">
            <text:p>5,637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8892" calcext:value-type="float">
            <text:p>8,892</text:p>
          </table:table-cell>
          <table:table-cell table:style-name="ce4" office:value-type="string" calcext:value-type="string">
            <text:p>6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園里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5252" calcext:value-type="float">
            <text:p>5,25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88" calcext:value-type="float">
            <text:p>5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8" calcext:value-type="float">
            <text:p>5,288</text:p>
          </table:table-cell>
          <table:table-cell table:style-name="ce3" office:value-type="float" office:value="1862" calcext:value-type="float">
            <text:p>1,862</text:p>
          </table:table-cell>
          <table:table-cell table:style-name="ce3" office:value-type="float" office:value="7150" calcext:value-type="float">
            <text:p>7,150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894" calcext:value-type="float">
            <text:p>3,894</text:p>
          </table:table-cell>
          <table:table-cell table:style-name="ce4" office:value-type="string" calcext:value-type="string">
            <text:p>75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強里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5261" calcext:value-type="float">
            <text:p>5,26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298" calcext:value-type="float">
            <text:p>5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8" calcext:value-type="float">
            <text:p>5,298</text:p>
          </table:table-cell>
          <table:table-cell table:style-name="ce3" office:value-type="float" office:value="1969" calcext:value-type="float">
            <text:p>1,969</text:p>
          </table:table-cell>
          <table:table-cell table:style-name="ce3" office:value-type="float" office:value="7267" calcext:value-type="float">
            <text:p>7,267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橋里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946" calcext:value-type="float">
            <text:p>3,9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66" calcext:value-type="float">
            <text:p>3,9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67" calcext:value-type="float">
            <text:p>3,967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5365" calcext:value-type="float">
            <text:p>5,365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5418" calcext:value-type="float">
            <text:p>5,4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37" calcext:value-type="float">
            <text:p>5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7" calcext:value-type="float">
            <text:p>5,437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7298" calcext:value-type="float">
            <text:p>7,298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橋里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937" calcext:value-type="float">
            <text:p>2,937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3263" calcext:value-type="float">
            <text:p>3,26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4720" calcext:value-type="float">
            <text:p>4,720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蔦松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829" calcext:value-type="float">
            <text:p>1,829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42" calcext:value-type="float">
            <text:p>1,442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行里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513" calcext:value-type="float">
            <text:p>3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3" calcext:value-type="float">
            <text:p>3,513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777" calcext:value-type="float">
            <text:p>4,777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興里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106" calcext:value-type="float">
            <text:p>4,106</text:p>
          </table:table-cell>
          <table:table-cell table:style-name="ce4" office:value-type="string" calcext:value-type="string">
            <text:p>7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洲里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116" calcext:value-type="float">
            <text:p>4,1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5558" calcext:value-type="float">
            <text:p>5,558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甲頂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122" calcext:value-type="float">
            <text:p>2,122</text:p>
          </table:table-cell>
          <table:table-cell table:style-name="ce4" office:value-type="string" calcext:value-type="string">
            <text:p>7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頂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740" calcext:value-type="float">
            <text:p>3,740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347" calcext:value-type="float">
            <text:p>4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7" calcext:value-type="float">
            <text:p>4,347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6018" calcext:value-type="float">
            <text:p>6,018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303" calcext:value-type="float">
            <text:p>3,30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533" calcext:value-type="float">
            <text:p>4,533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行里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402" calcext:value-type="float">
            <text:p>2,402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竹里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113" calcext:value-type="float">
            <text:p>2,1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88" calcext:value-type="float">
            <text:p>2,888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465" calcext:value-type="float">
            <text:p>4,4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6100" calcext:value-type="float">
            <text:p>6,100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樹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066" calcext:value-type="float">
            <text:p>2,066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369" calcext:value-type="float">
            <text:p>3,369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灣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390" calcext:value-type="float">
            <text:p>3,390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灣里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2697" calcext:value-type="float">
            <text:p>2,697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5301" calcext:value-type="float">
            <text:p>5,30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329" calcext:value-type="float">
            <text:p>5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29" calcext:value-type="float">
            <text:p>5,329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7089" calcext:value-type="float">
            <text:p>7,089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701" calcext:value-type="float">
            <text:p>2,7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734" calcext:value-type="float">
            <text:p>3,734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150" calcext:value-type="float">
            <text:p>4,1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76" calcext:value-type="float">
            <text:p>4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6" calcext:value-type="float">
            <text:p>4,176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5641" calcext:value-type="float">
            <text:p>5,641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灣里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929" calcext:value-type="float">
            <text:p>2,9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003" calcext:value-type="float">
            <text:p>4,003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5061" calcext:value-type="float">
            <text:p>5,061</text:p>
          </table:table-cell>
          <table:table-cell table:style-name="ce4" office:value-type="string" calcext:value-type="string">
            <text:p>75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818" calcext:value-type="float">
            <text:p>1,818</text:p>
          </table:table-cell>
          <table:table-cell table:style-name="ce4" office:value-type="string" calcext:value-type="string">
            <text:p>6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67" calcext:value-type="float">
            <text:p>1,867</text:p>
          </table:table-cell>
          <table:table-cell table:style-name="ce4" office:value-type="string" calcext:value-type="string">
            <text:p>71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5841" calcext:value-type="float">
            <text:p>5,84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875" calcext:value-type="float">
            <text:p>5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5" calcext:value-type="float">
            <text:p>5,875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8239" calcext:value-type="float">
            <text:p>8,239</text:p>
          </table:table-cell>
          <table:table-cell table:style-name="ce4" office:value-type="string" calcext:value-type="string">
            <text:p>71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6508" calcext:value-type="float">
            <text:p>6,50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542" calcext:value-type="float">
            <text:p>6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2" calcext:value-type="float">
            <text:p>6,542</text:p>
          </table:table-cell>
          <table:table-cell table:style-name="ce3" office:value-type="float" office:value="2502" calcext:value-type="float">
            <text:p>2,502</text:p>
          </table:table-cell>
          <table:table-cell table:style-name="ce3" office:value-type="float" office:value="9044" calcext:value-type="float">
            <text:p>9,044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68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013" calcext:value-type="float">
            <text:p>2,013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743" calcext:value-type="float">
            <text:p>2,743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193" calcext:value-type="float">
            <text:p>3,193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5506" calcext:value-type="float">
            <text:p>5,50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542" calcext:value-type="float">
            <text:p>5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2" calcext:value-type="float">
            <text:p>5,542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7839" calcext:value-type="float">
            <text:p>7,839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化區</text:p>
          </table:table-cell>
          <table:table-cell table:style-name="ce2"/>
          <table:table-cell table:style-name="ce3" office:value-type="float" office:value="6245" calcext:value-type="float">
            <text:p>6,245</text:p>
          </table:table-cell>
          <table:table-cell table:style-name="ce3" office:value-type="float" office:value="13320" calcext:value-type="float">
            <text:p>13,320</text:p>
          </table:table-cell>
          <table:table-cell table:style-name="ce3" office:value-type="float" office:value="7130" calcext:value-type="float">
            <text:p>7,130</text:p>
          </table:table-cell>
          <table:table-cell table:style-name="ce3" office:value-type="float" office:value="26695" calcext:value-type="float">
            <text:p>26,69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6874" calcext:value-type="float">
            <text:p>26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4" calcext:value-type="float">
            <text:p>26,874</text:p>
          </table:table-cell>
          <table:table-cell table:style-name="ce3" office:value-type="float" office:value="9821" calcext:value-type="float">
            <text:p>9,821</text:p>
          </table:table-cell>
          <table:table-cell table:style-name="ce3" office:value-type="float" office:value="36695" calcext:value-type="float">
            <text:p>36,695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安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955" calcext:value-type="float">
            <text:p>2,955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802" calcext:value-type="float">
            <text:p>2,80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3935" calcext:value-type="float">
            <text:p>3,935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護國里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593" calcext:value-type="float">
            <text:p>2,593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213" calcext:value-type="float">
            <text:p>3,2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371" calcext:value-type="float">
            <text:p>4,371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興里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7" calcext:value-type="float">
            <text:p>2,297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136" calcext:value-type="float">
            <text:p>3,136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唪口里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081" calcext:value-type="float">
            <text:p>2,081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72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197" calcext:value-type="float">
            <text:p>3,197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755" calcext:value-type="float">
            <text:p>2,755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知義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46" calcext:value-type="float">
            <text:p>2,046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𦰡拔里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86" calcext:value-type="float">
            <text:p>1,986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羊林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礁坑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安平區</text:p>
          </table:table-cell>
          <table:table-cell table:style-name="ce2"/>
          <table:table-cell table:style-name="ce3" office:value-type="float" office:value="9969" calcext:value-type="float">
            <text:p>9,969</text:p>
          </table:table-cell>
          <table:table-cell table:style-name="ce3" office:value-type="float" office:value="19638" calcext:value-type="float">
            <text:p>19,638</text:p>
          </table:table-cell>
          <table:table-cell table:style-name="ce3" office:value-type="float" office:value="11378" calcext:value-type="float">
            <text:p>11,378</text:p>
          </table:table-cell>
          <table:table-cell table:style-name="ce3" office:value-type="float" office:value="40985" calcext:value-type="float">
            <text:p>40,98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41238" calcext:value-type="float">
            <text:p>4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38" calcext:value-type="float">
            <text:p>41,238</text:p>
          </table:table-cell>
          <table:table-cell table:style-name="ce3" office:value-type="float" office:value="16298" calcext:value-type="float">
            <text:p>16,298</text:p>
          </table:table-cell>
          <table:table-cell table:style-name="ce3" office:value-type="float" office:value="57536" calcext:value-type="float">
            <text:p>57,536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平里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3994" calcext:value-type="float">
            <text:p>3,99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17" calcext:value-type="float">
            <text:p>4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7" calcext:value-type="float">
            <text:p>4,017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359" calcext:value-type="float">
            <text:p>5,359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平里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751" calcext:value-type="float">
            <text:p>3,7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6" calcext:value-type="float">
            <text:p>3,776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197" calcext:value-type="float">
            <text:p>5,197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怡平里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7" calcext:value-type="float">
            <text:p>3,007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198" calcext:value-type="float">
            <text:p>4,198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平里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18" calcext:value-type="float">
            <text:p>3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8" calcext:value-type="float">
            <text:p>3,518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801" calcext:value-type="float">
            <text:p>4,801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通里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5051" calcext:value-type="float">
            <text:p>5,05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080" calcext:value-type="float">
            <text:p>5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80" calcext:value-type="float">
            <text:p>5,080</text:p>
          </table:table-cell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7350" calcext:value-type="float">
            <text:p>7,350</text:p>
          </table:table-cell>
          <table:table-cell table:style-name="ce4" office:value-type="string" calcext:value-type="string">
            <text:p>69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億載里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212" calcext:value-type="float">
            <text:p>2,2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82" calcext:value-type="float">
            <text:p>3,082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平里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5586" calcext:value-type="float">
            <text:p>5,5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621" calcext:value-type="float">
            <text:p>5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1" calcext:value-type="float">
            <text:p>5,621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8043" calcext:value-type="float">
            <text:p>8,043</text:p>
          </table:table-cell>
          <table:table-cell table:style-name="ce4" office:value-type="string" calcext:value-type="string">
            <text:p>69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平里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2680" calcext:value-type="float">
            <text:p>2,68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865" calcext:value-type="float">
            <text:p>5,86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899" calcext:value-type="float">
            <text:p>5,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9" calcext:value-type="float">
            <text:p>5,899</text:p>
          </table:table-cell>
          <table:table-cell table:style-name="ce3" office:value-type="float" office:value="2238" calcext:value-type="float">
            <text:p>2,238</text:p>
          </table:table-cell>
          <table:table-cell table:style-name="ce3" office:value-type="float" office:value="8137" calcext:value-type="float">
            <text:p>8,137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7" calcext:value-type="float">
            <text:p>2,287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188" calcext:value-type="float">
            <text:p>3,188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天妃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082" calcext:value-type="float">
            <text:p>3,082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王城里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687" calcext:value-type="float">
            <text:p>2,687</text:p>
          </table:table-cell>
          <table:table-cell table:style-name="ce4" office:value-type="string" calcext:value-type="string">
            <text:p>69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010" calcext:value-type="float">
            <text:p>2,010</text:p>
          </table:table-cell>
          <table:table-cell table:style-name="ce4" office:value-type="string" calcext:value-type="string">
            <text:p>71.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西區</text:p>
          </table:table-cell>
          <table:table-cell table:style-name="ce2"/>
          <table:table-cell table:style-name="ce3" office:value-type="float" office:value="9708" calcext:value-type="float">
            <text:p>9,708</text:p>
          </table:table-cell>
          <table:table-cell table:style-name="ce3" office:value-type="float" office:value="23508" calcext:value-type="float">
            <text:p>23,508</text:p>
          </table:table-cell>
          <table:table-cell table:style-name="ce3" office:value-type="float" office:value="12279" calcext:value-type="float">
            <text:p>12,279</text:p>
          </table:table-cell>
          <table:table-cell table:style-name="ce3" office:value-type="float" office:value="45495" calcext:value-type="float">
            <text:p>45,49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5772" calcext:value-type="float">
            <text:p>45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72" calcext:value-type="float">
            <text:p>45,772</text:p>
          </table:table-cell>
          <table:table-cell table:style-name="ce3" office:value-type="float" office:value="17449" calcext:value-type="float">
            <text:p>17,449</text:p>
          </table:table-cell>
          <table:table-cell table:style-name="ce3" office:value-type="float" office:value="63221" calcext:value-type="float">
            <text:p>63,221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嵌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527" calcext:value-type="float">
            <text:p>3,527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郡王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58" calcext:value-type="float">
            <text:p>2,958</text:p>
          </table:table-cell>
          <table:table-cell table:style-name="ce4" office:value-type="string" calcext:value-type="string">
            <text:p>7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法華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652" calcext:value-type="float">
            <text:p>2,652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山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307" calcext:value-type="float">
            <text:p>2,307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494" calcext:value-type="float">
            <text:p>2,494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藥王里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112" calcext:value-type="float">
            <text:p>3,112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賢里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436" calcext:value-type="float">
            <text:p>3,436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涼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557" calcext:value-type="float">
            <text:p>2,557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347" calcext:value-type="float">
            <text:p>4,3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66" calcext:value-type="float">
            <text:p>4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6" calcext:value-type="float">
            <text:p>4,366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5768" calcext:value-type="float">
            <text:p>5,768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賢里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773" calcext:value-type="float">
            <text:p>4,773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619" calcext:value-type="float">
            <text:p>3,619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041" calcext:value-type="float">
            <text:p>3,041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438" calcext:value-type="float">
            <text:p>2,438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西門里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972" calcext:value-type="float">
            <text:p>2,972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條港里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82" calcext:value-type="float">
            <text:p>1,882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兌悅里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3758" calcext:value-type="float">
            <text:p>3,758</text:p>
          </table:table-cell>
          <table:table-cell table:style-name="ce4" office:value-type="string" calcext:value-type="string">
            <text:p>6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淺草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411" calcext:value-type="float">
            <text:p>2,411</text:p>
          </table:table-cell>
          <table:table-cell table:style-name="ce4" office:value-type="string" calcext:value-type="string">
            <text:p>6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府前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870" calcext:value-type="float">
            <text:p>1,870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廠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557" calcext:value-type="float">
            <text:p>2,55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3706" calcext:value-type="float">
            <text:p>3,706</text:p>
          </table:table-cell>
          <table:table-cell table:style-name="ce4" office:value-type="string" calcext:value-type="string">
            <text:p>6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和里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940" calcext:value-type="float">
            <text:p>3,940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16537" calcext:value-type="float">
            <text:p>16,537</text:p>
          </table:table-cell>
          <table:table-cell table:style-name="ce3" office:value-type="float" office:value="40510" calcext:value-type="float">
            <text:p>40,510</text:p>
          </table:table-cell>
          <table:table-cell table:style-name="ce3" office:value-type="float" office:value="19507" calcext:value-type="float">
            <text:p>19,507</text:p>
          </table:table-cell>
          <table:table-cell table:style-name="ce3" office:value-type="float" office:value="76554" calcext:value-type="float">
            <text:p>76,55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77031" calcext:value-type="float">
            <text:p>77,0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033" calcext:value-type="float">
            <text:p>77,033</text:p>
          </table:table-cell>
          <table:table-cell table:style-name="ce3" office:value-type="float" office:value="28487" calcext:value-type="float">
            <text:p>28,487</text:p>
          </table:table-cell>
          <table:table-cell table:style-name="ce3" office:value-type="float" office:value="105520" calcext:value-type="float">
            <text:p>105,520</text:p>
          </table:table-cell>
          <table:table-cell table:style-name="ce4" office:value-type="string" calcext:value-type="string">
            <text:p>7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恩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275" calcext:value-type="float">
            <text:p>3,275</text:p>
          </table:table-cell>
          <table:table-cell table:style-name="ce4" office:value-type="string" calcext:value-type="string">
            <text:p>73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153" calcext:value-type="float">
            <text:p>2,153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8" calcext:value-type="float">
            <text:p>3,198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4351" calcext:value-type="float">
            <text:p>4,351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282" calcext:value-type="float">
            <text:p>3,282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溪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02" calcext:value-type="float">
            <text:p>1,602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040" calcext:value-type="float">
            <text:p>2,040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001" calcext:value-type="float">
            <text:p>3,001</text:p>
          </table:table-cell>
          <table:table-cell table:style-name="ce4" office:value-type="string" calcext:value-type="string">
            <text:p>74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88" calcext:value-type="float">
            <text:p>2,588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再興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112" calcext:value-type="float">
            <text:p>2,112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州里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111" calcext:value-type="float">
            <text:p>2,111</text:p>
          </table:table-cell>
          <table:table-cell table:style-name="ce4" office:value-type="string" calcext:value-type="string">
            <text:p>7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11" calcext:value-type="float">
            <text:p>2,111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571" calcext:value-type="float">
            <text:p>3,5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97" calcext:value-type="float">
            <text:p>3,5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8" calcext:value-type="float">
            <text:p>3,598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4868" calcext:value-type="float">
            <text:p>4,868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726" calcext:value-type="float">
            <text:p>4,726</text:p>
          </table:table-cell>
          <table:table-cell table:style-name="ce4" office:value-type="string" calcext:value-type="string">
            <text:p>7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宅里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36" calcext:value-type="float">
            <text:p>2,0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784" calcext:value-type="float">
            <text:p>2,784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572" calcext:value-type="float">
            <text:p>3,572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919" calcext:value-type="float">
            <text:p>3,919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亮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府南里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309" calcext:value-type="float">
            <text:p>3,3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4611" calcext:value-type="float">
            <text:p>4,611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郡南里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402" calcext:value-type="float">
            <text:p>3,402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3705" calcext:value-type="float">
            <text:p>3,7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31" calcext:value-type="float">
            <text:p>3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1" calcext:value-type="float">
            <text:p>3,731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844" calcext:value-type="float">
            <text:p>4,844</text:p>
          </table:table-cell>
          <table:table-cell table:style-name="ce4" office:value-type="string" calcext:value-type="string">
            <text:p>7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都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612" calcext:value-type="float">
            <text:p>2,612</text:p>
          </table:table-cell>
          <table:table-cell table:style-name="ce4" office:value-type="string" calcext:value-type="string">
            <text:p>6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332" calcext:value-type="float">
            <text:p>2,332</text:p>
          </table:table-cell>
          <table:table-cell table:style-name="ce4" office:value-type="string" calcext:value-type="string">
            <text:p>70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南里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841" calcext:value-type="float">
            <text:p>3,84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865" calcext:value-type="float">
            <text:p>3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5" calcext:value-type="float">
            <text:p>3,865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5396" calcext:value-type="float">
            <text:p>5,396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彰南里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680" calcext:value-type="float">
            <text:p>1,680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喜北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064" calcext:value-type="float">
            <text:p>2,064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喜南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喜東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020" calcext:value-type="float">
            <text:p>2,020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省躬里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960" calcext:value-type="float">
            <text:p>3,960</text:p>
          </table:table-cell>
          <table:table-cell table:style-name="ce4" office:value-type="string" calcext:value-type="string">
            <text:p>72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720" calcext:value-type="float">
            <text:p>1,720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佛壇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408" calcext:value-type="float">
            <text:p>2,408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091" calcext:value-type="float">
            <text:p>2,091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785" calcext:value-type="float">
            <text:p>2,785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25276" calcext:value-type="float">
            <text:p>25,276</text:p>
          </table:table-cell>
          <table:table-cell table:style-name="ce3" office:value-type="float" office:value="49578" calcext:value-type="float">
            <text:p>49,578</text:p>
          </table:table-cell>
          <table:table-cell table:style-name="ce3" office:value-type="float" office:value="34120" calcext:value-type="float">
            <text:p>34,120</text:p>
          </table:table-cell>
          <table:table-cell table:style-name="ce3" office:value-type="float" office:value="108974" calcext:value-type="float">
            <text:p>108,974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09666" calcext:value-type="float">
            <text:p>109,6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671" calcext:value-type="float">
            <text:p>109,671</text:p>
          </table:table-cell>
          <table:table-cell table:style-name="ce3" office:value-type="float" office:value="38808" calcext:value-type="float">
            <text:p>38,808</text:p>
          </table:table-cell>
          <table:table-cell table:style-name="ce3" office:value-type="float" office:value="148479" calcext:value-type="float">
            <text:p>148,479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信里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606" calcext:value-type="float">
            <text:p>2,60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4272" calcext:value-type="float">
            <text:p>4,272</text:p>
          </table:table-cell>
          <table:table-cell table:style-name="ce4" office:value-type="string" calcext:value-type="string">
            <text:p>6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學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763" calcext:value-type="float">
            <text:p>2,763</text:p>
          </table:table-cell>
          <table:table-cell table:style-name="ce4" office:value-type="string" calcext:value-type="string">
            <text:p>7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大里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836" calcext:value-type="float">
            <text:p>1,836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71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圍下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714" calcext:value-type="float">
            <text:p>1,714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819" calcext:value-type="float">
            <text:p>2,819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72" calcext:value-type="float">
            <text:p>1,272</text:p>
          </table:table-cell>
          <table:table-cell table:style-name="ce4" office:value-type="string" calcext:value-type="string">
            <text:p>6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998" calcext:value-type="float">
            <text:p>3,998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14" calcext:value-type="float">
            <text:p>1,514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06" calcext:value-type="float">
            <text:p>1,406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35" calcext:value-type="float">
            <text:p>1,535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768" calcext:value-type="float">
            <text:p>2,768</text:p>
          </table:table-cell>
          <table:table-cell table:style-name="ce4" office:value-type="string" calcext:value-type="string">
            <text:p>7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泉南里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436" calcext:value-type="float">
            <text:p>4,436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265" calcext:value-type="float">
            <text:p>3,2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441" calcext:value-type="float">
            <text:p>4,441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光里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772" calcext:value-type="float">
            <text:p>3,77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27" calcext:value-type="float">
            <text:p>3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7" calcext:value-type="float">
            <text:p>3,22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263" calcext:value-type="float">
            <text:p>4,263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善里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9" calcext:value-type="float">
            <text:p>3,769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898" calcext:value-type="float">
            <text:p>4,898</text:p>
          </table:table-cell>
          <table:table-cell table:style-name="ce4" office:value-type="string" calcext:value-type="string">
            <text:p>7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成里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054" calcext:value-type="float">
            <text:p>2,0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750" calcext:value-type="float">
            <text:p>2,750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4206" calcext:value-type="float">
            <text:p>4,2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23" calcext:value-type="float">
            <text:p>4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3" calcext:value-type="float">
            <text:p>4,223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5620" calcext:value-type="float">
            <text:p>5,620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智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943" calcext:value-type="float">
            <text:p>2,943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4667" calcext:value-type="float">
            <text:p>4,66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00" calcext:value-type="float">
            <text:p>4,7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01" calcext:value-type="float">
            <text:p>4,701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6347" calcext:value-type="float">
            <text:p>6,347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238" calcext:value-type="float">
            <text:p>3,238</text:p>
          </table:table-cell>
          <table:table-cell table:style-name="ce4" office:value-type="string" calcext:value-type="string">
            <text:p>75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235" calcext:value-type="float">
            <text:p>3,2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59" calcext:value-type="float">
            <text:p>3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9" calcext:value-type="float">
            <text:p>3,259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440" calcext:value-type="float">
            <text:p>4,440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657" calcext:value-type="float">
            <text:p>3,65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5002" calcext:value-type="float">
            <text:p>5,002</text:p>
          </table:table-cell>
          <table:table-cell table:style-name="ce4" office:value-type="string" calcext:value-type="string">
            <text:p>73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虎尾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3778" calcext:value-type="float">
            <text:p>3,77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021" calcext:value-type="float">
            <text:p>5,021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聖里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37" calcext:value-type="float">
            <text:p>3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7" calcext:value-type="float">
            <text:p>3,637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657" calcext:value-type="float">
            <text:p>4,657</text:p>
          </table:table-cell>
          <table:table-cell table:style-name="ce4" office:value-type="string" calcext:value-type="string">
            <text:p>7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207" calcext:value-type="float">
            <text:p>3,207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3753" calcext:value-type="float">
            <text:p>3,75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4" calcext:value-type="float">
            <text:p>3,774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132" calcext:value-type="float">
            <text:p>5,132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聖里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137" calcext:value-type="float">
            <text:p>2,137</text:p>
          </table:table-cell>
          <table:table-cell table:style-name="ce4" office:value-type="string" calcext:value-type="string">
            <text:p>72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聖里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467" calcext:value-type="float">
            <text:p>4,467</text:p>
          </table:table-cell>
          <table:table-cell table:style-name="ce4" office:value-type="string" calcext:value-type="string">
            <text:p>74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聖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457" calcext:value-type="float">
            <text:p>2,457</text:p>
          </table:table-cell>
          <table:table-cell table:style-name="ce4" office:value-type="string" calcext:value-type="string">
            <text:p>77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161" calcext:value-type="float">
            <text:p>3,16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178" calcext:value-type="float">
            <text:p>3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8" calcext:value-type="float">
            <text:p>3,178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184" calcext:value-type="float">
            <text:p>4,184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甲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0" calcext:value-type="float">
            <text:p>2,02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743" calcext:value-type="float">
            <text:p>2,743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3383" calcext:value-type="float">
            <text:p>3,3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586" calcext:value-type="float">
            <text:p>4,586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780" calcext:value-type="float">
            <text:p>2,780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2" calcext:value-type="float">
            <text:p>2,54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397" calcext:value-type="float">
            <text:p>3,397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042" calcext:value-type="float">
            <text:p>4,042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誨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衛國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農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強里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173" calcext:value-type="float">
            <text:p>3,17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276" calcext:value-type="float">
            <text:p>4,276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裕里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11" calcext:value-type="float">
            <text:p>2,111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明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820" calcext:value-type="float">
            <text:p>3,820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仁德區</text:p>
          </table:table-cell>
          <table:table-cell table:style-name="ce2"/>
          <table:table-cell table:style-name="ce3" office:value-type="float" office:value="11644" calcext:value-type="float">
            <text:p>11,644</text:p>
          </table:table-cell>
          <table:table-cell table:style-name="ce3" office:value-type="float" office:value="24021" calcext:value-type="float">
            <text:p>24,021</text:p>
          </table:table-cell>
          <table:table-cell table:style-name="ce3" office:value-type="float" office:value="12600" calcext:value-type="float">
            <text:p>12,600</text:p>
          </table:table-cell>
          <table:table-cell table:style-name="ce3" office:value-type="float" office:value="48265" calcext:value-type="float">
            <text:p>48,26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48606" calcext:value-type="float">
            <text:p>48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06" calcext:value-type="float">
            <text:p>48,606</text:p>
          </table:table-cell>
          <table:table-cell table:style-name="ce3" office:value-type="float" office:value="16970" calcext:value-type="float">
            <text:p>16,970</text:p>
          </table:table-cell>
          <table:table-cell table:style-name="ce3" office:value-type="float" office:value="65576" calcext:value-type="float">
            <text:p>65,576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子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335" calcext:value-type="float">
            <text:p>5,335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60" calcext:value-type="float">
            <text:p>2,760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570" calcext:value-type="float">
            <text:p>2,570</text:p>
          </table:table-cell>
          <table:table-cell table:style-name="ce4" office:value-type="string" calcext:value-type="string">
            <text:p>7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6168" calcext:value-type="float">
            <text:p>6,16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216" calcext:value-type="float">
            <text:p>6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6" calcext:value-type="float">
            <text:p>6,216</text:p>
          </table:table-cell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8561" calcext:value-type="float">
            <text:p>8,561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3310" calcext:value-type="float">
            <text:p>3,310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6620" calcext:value-type="float">
            <text:p>6,62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656" calcext:value-type="float">
            <text:p>6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56" calcext:value-type="float">
            <text:p>6,656</text:p>
          </table:table-cell>
          <table:table-cell table:style-name="ce3" office:value-type="float" office:value="2173" calcext:value-type="float">
            <text:p>2,173</text:p>
          </table:table-cell>
          <table:table-cell table:style-name="ce3" office:value-type="float" office:value="8829" calcext:value-type="float">
            <text:p>8,829</text:p>
          </table:table-cell>
          <table:table-cell table:style-name="ce4" office:value-type="string" calcext:value-type="string">
            <text:p>7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321" calcext:value-type="float">
            <text:p>3,321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3494" calcext:value-type="float">
            <text:p>3,494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6832" calcext:value-type="float">
            <text:p>6,83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875" calcext:value-type="float">
            <text:p>6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5" calcext:value-type="float">
            <text:p>6,875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9404" calcext:value-type="float">
            <text:p>9,404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崙里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2266" calcext:value-type="float">
            <text:p>2,266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419" calcext:value-type="float">
            <text:p>4,4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49" calcext:value-type="float">
            <text:p>4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9" calcext:value-type="float">
            <text:p>4,449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5937" calcext:value-type="float">
            <text:p>5,937</text:p>
          </table:table-cell>
          <table:table-cell table:style-name="ce4" office:value-type="string" calcext:value-type="string">
            <text:p>7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150" calcext:value-type="float">
            <text:p>2,150</text:p>
          </table:table-cell>
          <table:table-cell table:style-name="ce4" office:value-type="string" calcext:value-type="string">
            <text:p>76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654" calcext:value-type="float">
            <text:p>2,654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3465" calcext:value-type="float">
            <text:p>3,46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96" calcext:value-type="float">
            <text:p>3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6" calcext:value-type="float">
            <text:p>3,496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4825" calcext:value-type="float">
            <text:p>4,825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26" calcext:value-type="float">
            <text:p>1,126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行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017" calcext:value-type="float">
            <text:p>2,017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125" calcext:value-type="float">
            <text:p>2,125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522" calcext:value-type="float">
            <text:p>2,522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歸仁區</text:p>
          </table:table-cell>
          <table:table-cell table:style-name="ce2"/>
          <table:table-cell table:style-name="ce3" office:value-type="float" office:value="9988" calcext:value-type="float">
            <text:p>9,988</text:p>
          </table:table-cell>
          <table:table-cell table:style-name="ce3" office:value-type="float" office:value="22495" calcext:value-type="float">
            <text:p>22,495</text:p>
          </table:table-cell>
          <table:table-cell table:style-name="ce3" office:value-type="float" office:value="9781" calcext:value-type="float">
            <text:p>9,781</text:p>
          </table:table-cell>
          <table:table-cell table:style-name="ce3" office:value-type="float" office:value="42264" calcext:value-type="float">
            <text:p>42,26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42578" calcext:value-type="float">
            <text:p>42,5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579" calcext:value-type="float">
            <text:p>42,579</text:p>
          </table:table-cell>
          <table:table-cell table:style-name="ce3" office:value-type="float" office:value="14608" calcext:value-type="float">
            <text:p>14,608</text:p>
          </table:table-cell>
          <table:table-cell table:style-name="ce3" office:value-type="float" office:value="57187" calcext:value-type="float">
            <text:p>57,187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保里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5743" calcext:value-type="float">
            <text:p>5,743</text:p>
          </table:table-cell>
          <table:table-cell table:style-name="ce4" office:value-type="string" calcext:value-type="string">
            <text:p>75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108" calcext:value-type="float">
            <text:p>3,1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109" calcext:value-type="float">
            <text:p>4,109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671" calcext:value-type="float">
            <text:p>2,67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924" calcext:value-type="float">
            <text:p>3,924</text:p>
          </table:table-cell>
          <table:table-cell table:style-name="ce4" office:value-type="string" calcext:value-type="string">
            <text:p>68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歸南里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232" calcext:value-type="float">
            <text:p>2,232</text:p>
          </table:table-cell>
          <table:table-cell table:style-name="ce4" office:value-type="string" calcext:value-type="string">
            <text:p>75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市里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119" calcext:value-type="float">
            <text:p>3,119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801" calcext:value-type="float">
            <text:p>2,801</text:p>
          </table:table-cell>
          <table:table-cell table:style-name="ce4" office:value-type="string" calcext:value-type="string">
            <text:p>7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辜厝里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172" calcext:value-type="float">
            <text:p>3,172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94" calcext:value-type="float">
            <text:p>2,394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許厝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3233" calcext:value-type="float">
            <text:p>3,233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看西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190" calcext:value-type="float">
            <text:p>2,190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看東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799" calcext:value-type="float">
            <text:p>1,799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017" calcext:value-type="float">
            <text:p>3,017</text:p>
          </table:table-cell>
          <table:table-cell table:style-name="ce4" office:value-type="string" calcext:value-type="string">
            <text:p>77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52" calcext:value-type="float">
            <text:p>1,852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東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903" calcext:value-type="float">
            <text:p>1,903</text:p>
          </table:table-cell>
          <table:table-cell table:style-name="ce4" office:value-type="string" calcext:value-type="string">
            <text:p>6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歸仁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甲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504" calcext:value-type="float">
            <text:p>2,5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367" calcext:value-type="float">
            <text:p>3,367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媽廟里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78" calcext:value-type="float">
            <text:p>1,878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615" calcext:value-type="float">
            <text:p>1,615</text:p>
          </table:table-cell>
          <table:table-cell table:style-name="ce4" office:value-type="string" calcext:value-type="string">
            <text:p>78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廟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090" calcext:value-type="float">
            <text:p>3,090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關廟區</text:p>
          </table:table-cell>
          <table:table-cell table:style-name="ce2"/>
          <table:table-cell table:style-name="ce3" office:value-type="float" office:value="4534" calcext:value-type="float">
            <text:p>4,534</text:p>
          </table:table-cell>
          <table:table-cell table:style-name="ce3" office:value-type="float" office:value="11619" calcext:value-type="float">
            <text:p>11,619</text:p>
          </table:table-cell>
          <table:table-cell table:style-name="ce3" office:value-type="float" office:value="5144" calcext:value-type="float">
            <text:p>5,144</text:p>
          </table:table-cell>
          <table:table-cell table:style-name="ce3" office:value-type="float" office:value="21297" calcext:value-type="float">
            <text:p>21,29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1467" calcext:value-type="float">
            <text:p>21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7" calcext:value-type="float">
            <text:p>21,467</text:p>
          </table:table-cell>
          <table:table-cell table:style-name="ce3" office:value-type="float" office:value="7639" calcext:value-type="float">
            <text:p>7,639</text:p>
          </table:table-cell>
          <table:table-cell table:style-name="ce3" office:value-type="float" office:value="29106" calcext:value-type="float">
            <text:p>29,106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關廟里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227" calcext:value-type="float">
            <text:p>2,227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西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996" calcext:value-type="float">
            <text:p>1,996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洋里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051" calcext:value-type="float">
            <text:p>3,051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444" calcext:value-type="float">
            <text:p>2,444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8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甲里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999" calcext:value-type="float">
            <text:p>2,999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腳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98" calcext:value-type="float">
            <text:p>1,898</text:p>
          </table:table-cell>
          <table:table-cell table:style-name="ce4" office:value-type="string" calcext:value-type="string">
            <text:p>7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園里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7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70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洞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433" calcext:value-type="float">
            <text:p>1,433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湖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33" calcext:value-type="float">
            <text:p>433</text:p>
          </table:table-cell>
          <table:table-cell table:style-name="ce4" office:value-type="string" calcext:value-type="string">
            <text:p>78.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龍崎區</text:p>
          </table:table-cell>
          <table:table-cell table:style-name="ce2"/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326" calcext:value-type="float">
            <text:p>3,326</text:p>
          </table:table-cell>
          <table:table-cell table:style-name="ce4" office:value-type="string" calcext:value-type="string">
            <text:p>71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9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崎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68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7" calcext:value-type="float">
            <text:p>137</text:p>
          </table:table-cell>
          <table:table-cell table:style-name="ce4" office:value-type="string" calcext:value-type="string">
            <text:p>6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楠坑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0" calcext:value-type="float">
            <text:p>370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9" calcext:value-type="float">
            <text:p>259</text:p>
          </table:table-cell>
          <table:table-cell table:style-name="ce4" office:value-type="string" calcext:value-type="string">
            <text:p>71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船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88" calcext:value-type="float">
            <text:p>388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76.98</text:p>
          </table:table-cell>
          <table:table-cell table:number-columns-repeated="1011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南市" style:display-name="PageStyle_臺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5</meta:creation-date>
    <meta:initial-creator>Apache POI</meta:initial-creator>
    <meta:generator>LibreOffice/6.0.7.3$Linux_X86_64 LibreOffice_project/00m0$Build-3</meta:generator>
    <meta:document-statistic meta:table-count="1" meta:cell-count="8259" meta:object-count="0"/>
  </office:meta>
</office:document-meta>
</file>